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37872" officeooo:paragraph-rsid="00137872" style:font-size-asian="14pt" style:font-size-complex="16pt"/>
    </style:style>
    <style:style style:name="P2" style:family="paragraph" style:parent-style-name="Standard">
      <style:text-properties fo:font-size="16pt" officeooo:rsid="001524d7" officeooo:paragraph-rsid="001524d7" style:font-size-asian="14pt" style:font-size-complex="16pt"/>
    </style:style>
    <style:style style:name="P3" style:family="paragraph" style:parent-style-name="Standard">
      <style:text-properties fo:font-size="16pt" officeooo:rsid="0015bb49" officeooo:paragraph-rsid="0015bb49" style:font-size-asian="14pt" style:font-size-complex="16pt"/>
    </style:style>
    <style:style style:name="P4" style:family="paragraph" style:parent-style-name="Standard">
      <style:text-properties fo:font-size="16pt" officeooo:rsid="00164c6d" officeooo:paragraph-rsid="00164c6d" style:font-size-asian="14pt" style:font-size-complex="16pt"/>
    </style:style>
    <style:style style:name="P5" style:family="paragraph" style:parent-style-name="Standard">
      <style:text-properties fo:font-size="16pt" officeooo:rsid="00173f06" officeooo:paragraph-rsid="00173f06" style:font-size-asian="14pt" style:font-size-complex="16pt"/>
    </style:style>
    <style:style style:name="P6" style:family="paragraph" style:parent-style-name="Standard">
      <style:text-properties fo:font-size="16pt" officeooo:rsid="00173f06" officeooo:paragraph-rsid="00173f06" style:font-size-asian="14pt" style:font-size-complex="16pt"/>
    </style:style>
    <style:style style:name="P7" style:family="paragraph" style:parent-style-name="Standard">
      <style:text-properties fo:font-size="16pt" officeooo:rsid="001890af" officeooo:paragraph-rsid="001890af" style:font-size-asian="14pt" style:font-size-complex="16pt"/>
    </style:style>
    <style:style style:name="P8" style:family="paragraph" style:parent-style-name="Standard">
      <style:text-properties fo:font-size="16pt" officeooo:rsid="00199836" officeooo:paragraph-rsid="00199836" style:font-size-asian="14pt" style:font-size-complex="16pt"/>
    </style:style>
    <style:style style:name="T1" style:family="text">
      <style:text-properties officeooo:rsid="00173f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#include&lt;stdio.h&gt;</text:p>
      <text:p text:style-name="P1">int sum=0;</text:p>
      <text:p text:style-name="P1">int nsum(int);</text:p>
      <text:p text:style-name="P1">int main()</text:p>
      <text:p text:style-name="P1">{</text:p>
      <text:p text:style-name="P1"><text:s text:c="4"/>int num;</text:p>
      <text:p text:style-name="P1"><text:s text:c="4"/>printf("Enter a number:- ");</text:p>
      <text:p text:style-name="P1"><text:s text:c="4"/>scanf("%d",&amp;num);</text:p>
      <text:p text:style-name="P1"><text:s text:c="4"/>printf("The sum of %d natural numbers is %d .\n",num,nsum(num));</text:p>
      <text:p text:style-name="P1"><text:s text:c="4"/>return 0;</text:p>
      <text:p text:style-name="P1">}</text:p>
      <text:p text:style-name="P1"/>
      <text:p text:style-name="P1">int nsum(int num)</text:p>
      <text:p text:style-name="P1">{</text:p>
      <text:p text:style-name="P1"><text:s text:c="4"/>if(num)</text:p>
      <text:p text:style-name="P1"><text:s text:c="8"/>return num + nsum(num-1);</text:p>
      <text:p text:style-name="P1"><text:s text:c="4"/>else</text:p>
      <text:p text:style-name="P1"><text:s text:c="8"/>return num;</text:p>
      <text:p text:style-name="P1"><text:s text:c="4"/>return sum;</text:p>
      <text:p text:style-name="P1">}</text:p>
      <text:p text:style-name="P1"/>
      <text:p text:style-name="P2">2.#include&lt;stdio.h&gt;</text:p>
      <text:p text:style-name="P2">int sum=0;</text:p>
      <text:p text:style-name="P2">int nsum(int);</text:p>
      <text:p text:style-name="P2">int main()</text:p>
      <text:p text:style-name="P2">{</text:p>
      <text:p text:style-name="P2"><text:s text:c="4"/>int num,n;</text:p>
      <text:p text:style-name="P2"><text:s text:c="4"/>printf("Enter a number:- ");</text:p>
      <text:p text:style-name="P2"><text:s text:c="4"/>scanf("%d",&amp;num);</text:p>
      <text:p text:style-name="P2"><text:s text:c="4"/>n=(2*num)-1;</text:p>
      <text:p text:style-name="P2"><text:s text:c="4"/>printf("The sum of first %d odd natural numbers is %d .\n",num,nsum(n));</text:p>
      <text:p text:style-name="P2"><text:s text:c="4"/>return 0;</text:p>
      <text:p text:style-name="P2">}</text:p>
      <text:p text:style-name="P2"/>
      <text:p text:style-name="P2">int nsum(int num)</text:p>
      <text:p text:style-name="P2">{</text:p>
      <text:p text:style-name="P2"><text:s text:c="4"/>if(num==1)</text:p>
      <text:p text:style-name="P2"><text:s text:c="8"/>return 1;</text:p>
      <text:p text:style-name="P2"><text:soft-page-break/><text:s text:c="4"/>else</text:p>
      <text:p text:style-name="P2"><text:s text:c="8"/>return num + nsum(num-2);</text:p>
      <text:p text:style-name="P2"><text:s text:c="4"/>return sum;</text:p>
      <text:p text:style-name="P2">}</text:p>
      <text:p text:style-name="P2"/>
      <text:p text:style-name="P3">3.#include&lt;stdio.h&gt;</text:p>
      <text:p text:style-name="P3">int sum=0;</text:p>
      <text:p text:style-name="P3">int nsum(int);</text:p>
      <text:p text:style-name="P3">int main()</text:p>
      <text:p text:style-name="P3">{</text:p>
      <text:p text:style-name="P3"><text:s text:c="4"/>int num,n;</text:p>
      <text:p text:style-name="P3"><text:s text:c="4"/>printf("Enter a number:- ");</text:p>
      <text:p text:style-name="P3"><text:s text:c="4"/>scanf("%d",&amp;num);</text:p>
      <text:p text:style-name="P3"><text:s text:c="4"/>n=(2*num);</text:p>
      <text:p text:style-name="P3"><text:s text:c="4"/>printf("The sum of first %d even natural numbers is %d .\n",num,nsum(n));</text:p>
      <text:p text:style-name="P3"><text:s text:c="4"/>return 0;</text:p>
      <text:p text:style-name="P3">}</text:p>
      <text:p text:style-name="P3"/>
      <text:p text:style-name="P3">int nsum(int num)</text:p>
      <text:p text:style-name="P3">{</text:p>
      <text:p text:style-name="P3"><text:s text:c="4"/>if(num)</text:p>
      <text:p text:style-name="P3"><text:s text:c="8"/>return num + nsum(num-2);</text:p>
      <text:p text:style-name="P3"><text:s text:c="4"/>else</text:p>
      <text:p text:style-name="P3"><text:s text:c="8"/>return num;</text:p>
      <text:p text:style-name="P3"><text:s text:c="4"/>return sum;</text:p>
      <text:p text:style-name="P3">}</text:p>
      <text:p text:style-name="P3"/>
      <text:p text:style-name="P3">4.#include&lt;stdio.h&gt;</text:p>
      <text:p text:style-name="P3">int sum=0;</text:p>
      <text:p text:style-name="P3">int nsum(int);</text:p>
      <text:p text:style-name="P3">int main()</text:p>
      <text:p text:style-name="P3">{</text:p>
      <text:p text:style-name="P3"><text:s text:c="4"/>int num,n;</text:p>
      <text:p text:style-name="P3"><text:s text:c="4"/>printf("Enter a number:- ");</text:p>
      <text:p text:style-name="P3"><text:s text:c="4"/>scanf("%d",&amp;num);</text:p>
      <text:p text:style-name="P3"><text:s text:c="4"/>printf("The sum of first %d natural numbers squares is %d .\n",num,nsum(num));</text:p>
      <text:p text:style-name="P3"><text:s text:c="4"/>return 0;</text:p>
      <text:p text:style-name="P3"><text:soft-page-break/>}</text:p>
      <text:p text:style-name="P3"/>
      <text:p text:style-name="P3">int nsum(int num)</text:p>
      <text:p text:style-name="P3">{</text:p>
      <text:p text:style-name="P3"><text:s text:c="4"/>if(num)</text:p>
      <text:p text:style-name="P3"><text:s text:c="8"/>return num*num + nsum(num-1);</text:p>
      <text:p text:style-name="P3"><text:s text:c="4"/>else</text:p>
      <text:p text:style-name="P3"><text:s text:c="8"/>return num;</text:p>
      <text:p text:style-name="P3"><text:s text:c="4"/>return sum;</text:p>
      <text:p text:style-name="P3">}</text:p>
      <text:p text:style-name="P3"/>
      <text:p text:style-name="P3">5.#include&lt;stdio.h&gt;</text:p>
      <text:p text:style-name="P3">int sum=0;</text:p>
      <text:p text:style-name="P3">int digsum(int);</text:p>
      <text:p text:style-name="P3">int main()</text:p>
      <text:p text:style-name="P3">{</text:p>
      <text:p text:style-name="P3"><text:s text:c="4"/>int num,n;</text:p>
      <text:p text:style-name="P3"><text:s text:c="4"/>printf("Enter a number:- ");</text:p>
      <text:p text:style-name="P3"><text:s text:c="4"/>scanf("%d",&amp;num);</text:p>
      <text:p text:style-name="P3"><text:s text:c="4"/>printf("The sum of digits of %d is %d .\n",num,digsum(num));</text:p>
      <text:p text:style-name="P3"><text:s text:c="4"/>return 0;</text:p>
      <text:p text:style-name="P3">}</text:p>
      <text:p text:style-name="P3"/>
      <text:p text:style-name="P3">int digsum(int num)</text:p>
      <text:p text:style-name="P3">{</text:p>
      <text:p text:style-name="P3"><text:s text:c="4"/>int dig;</text:p>
      <text:p text:style-name="P3"><text:s text:c="4"/>if(num)</text:p>
      <text:p text:style-name="P3"><text:s text:c="4"/>{</text:p>
      <text:p text:style-name="P3"><text:s text:c="8"/>dig=num%10;</text:p>
      <text:p text:style-name="P3"><text:s text:c="8"/>sum=dig+digsum(num/10);</text:p>
      <text:p text:style-name="P3"><text:s text:c="4"/>}</text:p>
      <text:p text:style-name="P3"><text:s text:c="4"/>else</text:p>
      <text:p text:style-name="P3"><text:s text:c="8"/>return num;</text:p>
      <text:p text:style-name="P3"><text:s text:c="4"/>return sum;</text:p>
      <text:p text:style-name="P3">}</text:p>
      <text:p text:style-name="P3"/>
      <text:p text:style-name="P5">6.#include&lt;stdio.h&gt;</text:p>
      <text:p text:style-name="P5">long double fact(int);</text:p>
      <text:p text:style-name="P5">int main()</text:p>
      <text:p text:style-name="P5"><text:soft-page-break/>{</text:p>
      <text:p text:style-name="P5"><text:s text:c="4"/>int num;</text:p>
      <text:p text:style-name="P5"><text:s text:c="4"/>printf("Enter a number :-");</text:p>
      <text:p text:style-name="P5"><text:s text:c="4"/>scanf("%d",&amp;num);</text:p>
      <text:p text:style-name="P5"><text:s text:c="4"/>printf("The factorial of %d is %Lf\n",num,fact(num));</text:p>
      <text:p text:style-name="P5"><text:s text:c="4"/>return 0;</text:p>
      <text:p text:style-name="P5">}</text:p>
      <text:p text:style-name="P5"/>
      <text:p text:style-name="P5">long double fact(int num)</text:p>
      <text:p text:style-name="P5">{</text:p>
      <text:p text:style-name="P5"><text:s text:c="4"/>long double f=1;</text:p>
      <text:p text:style-name="P5"><text:s text:c="4"/>if(num==1)</text:p>
      <text:p text:style-name="P5"><text:s text:c="8"/>return num;</text:p>
      <text:p text:style-name="P5"><text:s text:c="4"/>else</text:p>
      <text:p text:style-name="P5"><text:s text:c="8"/>f=num*fact(num-1);</text:p>
      <text:p text:style-name="P5"><text:s text:c="4"/>return f;</text:p>
      <text:p text:style-name="P5">}</text:p>
      <text:p text:style-name="P5"/>
      <text:p text:style-name="P5"/>
      <text:p text:style-name="P4"><text:span text:style-name="T1">7</text:span>.#include&lt;stdio.h&gt;</text:p>
      <text:p text:style-name="P4">int hcf(int,int);</text:p>
      <text:p text:style-name="P4">int main()</text:p>
      <text:p text:style-name="P4">{</text:p>
      <text:p text:style-name="P4"><text:s text:c="4"/>int n1,n2;</text:p>
      <text:p text:style-name="P4"><text:s text:c="4"/>printf("Enter two numbers:-");</text:p>
      <text:p text:style-name="P4"><text:s text:c="4"/>scanf("%d %d",&amp;n1,&amp;n2);</text:p>
      <text:p text:style-name="P4"><text:s text:c="4"/>printf("The HCF of %d and %d is %d\n",n1,n2,hcf(n1,n2));</text:p>
      <text:p text:style-name="P4"><text:s text:c="4"/>return 0;</text:p>
      <text:p text:style-name="P4">}</text:p>
      <text:p text:style-name="P4"/>
      <text:p text:style-name="P4">int hcf(int n1,int n2)</text:p>
      <text:p text:style-name="P4">{</text:p>
      <text:p text:style-name="P4"><text:s text:c="4"/>if (n2)</text:p>
      <text:p text:style-name="P4"><text:s text:c="8"/>return hcf(n2, n1 % n2);</text:p>
      <text:p text:style-name="P4"><text:s text:c="4"/>else</text:p>
      <text:p text:style-name="P4"><text:s text:c="8"/>return n1;</text:p>
      <text:p text:style-name="P4">}</text:p>
      <text:p text:style-name="P4"/>
      <text:p text:style-name="P4"/>
      <text:p text:style-name="P5"><text:soft-page-break/>8.#include&lt;stdio.h&gt;</text:p>
      <text:p text:style-name="P5">int fib(int);</text:p>
      <text:p text:style-name="P5">int main()</text:p>
      <text:p text:style-name="P5">{</text:p>
      <text:p text:style-name="P5"><text:s text:c="4"/>int num,i;</text:p>
      <text:p text:style-name="P5"><text:s text:c="4"/>printf("Enter a number:-");</text:p>
      <text:p text:style-name="P5"><text:s text:c="4"/>scanf("%d",&amp;num);</text:p>
      <text:p text:style-name="P5"><text:s text:c="4"/>printf("%d terms of fibonnaci series are:-\n",num);</text:p>
      <text:p text:style-name="P5"><text:s text:c="4"/>for(i=0;i&lt;num;i++)</text:p>
      <text:p text:style-name="P5"><text:s text:c="4"/>{</text:p>
      <text:p text:style-name="P5"><text:s text:c="8"/>printf("%d\t",fib(i));</text:p>
      <text:p text:style-name="P5"><text:s text:c="4"/>}</text:p>
      <text:p text:style-name="P5"><text:s text:c="4"/>printf("\n");</text:p>
      <text:p text:style-name="P5"><text:s text:c="4"/>return 0;</text:p>
      <text:p text:style-name="P5">}</text:p>
      <text:p text:style-name="P5"/>
      <text:p text:style-name="P5">int fib(int num)</text:p>
      <text:p text:style-name="P5">{</text:p>
      <text:p text:style-name="P5"><text:s text:c="4"/>if(num==0||num==1)</text:p>
      <text:p text:style-name="P5"><text:s text:c="8"/>return num;</text:p>
      <text:p text:style-name="P5"><text:s text:c="4"/>else</text:p>
      <text:p text:style-name="P5"><text:s text:c="8"/>return (fib(num-1)+fib(num-2));</text:p>
      <text:p text:style-name="P5">}</text:p>
      <text:p text:style-name="P5"/>
      <text:p text:style-name="P7">9.#include&lt;stdio.h&gt;</text:p>
      <text:p text:style-name="P7">int dig(int);</text:p>
      <text:p text:style-name="P7">int main()</text:p>
      <text:p text:style-name="P7">{</text:p>
      <text:p text:style-name="P7"><text:s text:c="4"/>int num;</text:p>
      <text:p text:style-name="P7"><text:s text:c="4"/>printf("Enter a number:-");</text:p>
      <text:p text:style-name="P7"><text:s text:c="4"/>scanf("%d",&amp;num);</text:p>
      <text:p text:style-name="P7"><text:s text:c="4"/>printf("The number of digits in %d are %d\n",num,dig(num));</text:p>
      <text:p text:style-name="P7"><text:s text:c="4"/>return 0;</text:p>
      <text:p text:style-name="P7">}</text:p>
      <text:p text:style-name="P7">int count=0;</text:p>
      <text:p text:style-name="P7">int dig(int num)</text:p>
      <text:p text:style-name="P7">{</text:p>
      <text:p text:style-name="P7"><text:s text:c="4"/>int d;</text:p>
      <text:p text:style-name="P7"><text:s text:c="4"/>if(num==0)</text:p>
      <text:p text:style-name="P7"><text:soft-page-break/><text:s text:c="8"/>return num;</text:p>
      <text:p text:style-name="P7"><text:s text:c="4"/>else</text:p>
      <text:p text:style-name="P7"><text:s text:c="4"/>{</text:p>
      <text:p text:style-name="P7"><text:s text:c="8"/>count++;</text:p>
      <text:p text:style-name="P7"><text:s text:c="8"/>d=num%10+dig(num/10);</text:p>
      <text:p text:style-name="P7"><text:s text:c="4"/>}</text:p>
      <text:p text:style-name="P7"><text:s text:c="4"/>return count;</text:p>
      <text:p text:style-name="P7">}</text:p>
      <text:p text:style-name="P7"/>
      <text:p text:style-name="P8">10.#include&lt;stdio.h&gt;</text:p>
      <text:p text:style-name="P8">int power(int,int);</text:p>
      <text:p text:style-name="P8">int main()</text:p>
      <text:p text:style-name="P8">{</text:p>
      <text:p text:style-name="P8"><text:s text:c="4"/>int num,pow;</text:p>
      <text:p text:style-name="P8"><text:s text:c="4"/>printf("Enter a number and its power:-");</text:p>
      <text:p text:style-name="P8"><text:s text:c="4"/>scanf("%d %d",&amp;num,&amp;pow);</text:p>
      <text:p text:style-name="P8"><text:s text:c="4"/>printf("%d to the power %d is %d\n",num,pow,power(num,pow));</text:p>
      <text:p text:style-name="P8"><text:s text:c="4"/>return 0;</text:p>
      <text:p text:style-name="P8">}</text:p>
      <text:p text:style-name="P8"/>
      <text:p text:style-name="P8">int power(int num,int pow)</text:p>
      <text:p text:style-name="P8">{</text:p>
      <text:p text:style-name="P8"><text:s text:c="4"/>int p;</text:p>
      <text:p text:style-name="P8"><text:s text:c="4"/>if(pow==1)</text:p>
      <text:p text:style-name="P8"><text:s text:c="8"/>return num;</text:p>
      <text:p text:style-name="P8"><text:s text:c="4"/>else</text:p>
      <text:p text:style-name="P8"><text:s text:c="8"/>p=num*power(num,pow-1);</text:p>
      <text:p text:style-name="P8"><text:s text:c="4"/>return p;</text:p>
      <text:p text:style-name="P8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1T19:43:34.635072040</meta:creation-date>
    <dc:date>2022-08-02T11:35:15.068654193</dc:date>
    <meta:editing-duration>PT4M2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6" meta:paragraph-count="201" meta:word-count="419" meta:character-count="3288" meta:non-whitespace-character-count="2518"/>
  </office:meta>
</office:document-meta>
</file>